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8000000D0E4F06EB3.png" manifest:media-type="image/png"/>
  <manifest:file-entry manifest:full-path="Pictures/10000000000000790000006E350431C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tantia" svg:font-family="Constantia" style:font-family-generic="roman" style:font-pitch="variable"/>
    <style:font-face style:name="Kimberley Bl" svg:font-family="'Kimberley Bl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IN-Bold" svg:font-family="DIN-Bold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4pt" officeooo:paragraph-rsid="0013ad93" style:font-size-asian="14pt" style:font-name-complex="Calibri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4pt" officeooo:paragraph-rsid="00155017" style:font-size-asian="14pt" style:font-name-complex="Calibri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officeooo:rsid="00155017" officeooo:paragraph-rsid="00155017" style:font-size-asian="14pt" style:font-name-complex="Calibri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Liberation Serif" fo:font-size="14pt" officeooo:paragraph-rsid="00155017" style:font-size-asian="14pt" style:font-name-complex="Calibri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paragraph-rsid="0013ad93" style:font-name-complex="Calibri"/>
    </style:style>
    <style:style style:name="P6" style:family="paragraph" style:parent-style-name="Standard">
      <style:text-properties style:font-name="Liberation Serif" fo:font-size="10pt" fo:language="en" fo:country="US" officeooo:paragraph-rsid="0013ad93" style:font-size-asian="10pt" style:font-name-complex="Calibri" style:font-size-complex="10pt"/>
    </style:style>
    <style:style style:name="P7" style:family="paragraph" style:parent-style-name="Standard">
      <style:paragraph-properties fo:text-align="center" style:justify-single-word="false"/>
      <style:text-properties officeooo:paragraph-rsid="0013ad93"/>
    </style:style>
    <style:style style:name="P8" style:family="paragraph" style:parent-style-name="Standard">
      <style:text-properties style:font-name="Constantia" fo:font-size="10pt" fo:language="en" fo:country="US" officeooo:paragraph-rsid="0013ad93" style:font-size-asian="10pt" style:font-name-complex="Calibri" style:font-size-complex="10pt"/>
    </style:style>
    <style:style style:name="P9" style:family="paragraph" style:parent-style-name="Standard">
      <style:paragraph-properties fo:text-align="center" style:justify-single-word="false"/>
      <style:text-properties fo:color="#595959" style:font-name="Liberation Serif" fo:font-size="31pt" fo:language="en" fo:country="US" fo:font-weight="bold" officeooo:paragraph-rsid="0013ad93" style:font-size-asian="31pt" style:font-weight-asian="bold" style:font-name-complex="DIN-Bold" style:font-size-complex="31pt" style:font-weight-complex="bold"/>
    </style:style>
    <style:style style:name="P10" style:family="paragraph" style:parent-style-name="Standard">
      <style:text-properties officeooo:paragraph-rsid="0013ad93"/>
    </style:style>
    <style:style style:name="P11" style:family="paragraph" style:parent-style-name="Header">
      <style:text-properties fo:language="en" fo:country="US" officeooo:paragraph-rsid="0013ad93"/>
    </style:style>
    <style:style style:name="P12" style:family="paragraph" style:parent-style-name="Header">
      <style:text-properties fo:language="fr" fo:country="FR" officeooo:rsid="00155017" officeooo:paragraph-rsid="00155017"/>
    </style:style>
    <style:style style:name="P13" style:family="paragraph" style:parent-style-name="Header">
      <style:text-properties fo:language="fr" fo:country="FR" officeooo:rsid="001715b0" officeooo:paragraph-rsid="001715b0"/>
    </style:style>
    <style:style style:name="T1" style:family="text">
      <style:text-properties style:font-name="Kimberley Bl" fo:font-size="14pt" fo:language="en" fo:country="US" style:font-size-asian="14pt" style:font-name-complex="Calibri" style:font-size-complex="11pt"/>
    </style:style>
    <style:style style:name="T2" style:family="text">
      <style:text-properties style:font-name="Liberation Serif" fo:font-size="10pt" fo:language="en" fo:country="US" style:font-size-asian="10pt" style:font-name-complex="Calibri" style:font-size-complex="10pt"/>
    </style:style>
    <style:style style:name="T3" style:family="text">
      <style:text-properties officeooo:rsid="00155017"/>
    </style:style>
    <style:style style:name="T4" style:family="text">
      <style:text-properties officeooo:rsid="001715b0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/text:p>
      <text:p text:style-name="P4"><text:tab/><text:span text:style-name="T3">Alger, le <text:s text:c="5"/>/11/2014</text:span></text:p>
      <text:p text:style-name="P2"><text:tab/></text:p>
      <text:p text:style-name="P3"><text:tab/><text:tab/><text:tab/><text:tab/><text:tab/><text:tab/><text:tab/> </text:p>
      <text:p text:style-name="P3"><text:tab/><text:tab/><text:tab/><text:tab/><text:tab/><text:tab/><text:tab/>À Monsieur le directeur du centre des <text:tab/><text:tab/><text:tab/><text:tab/><text:tab/><text:tab/><text:tab/>ressources informatiques (CRI) </text:p>
      <text:p text:style-name="P7"/>
      <text:p text:style-name="P11"/>
      <text:p text:style-name="P11"/>
      <text:p text:style-name="P11"/>
      <text:p text:style-name="P12"><text:span text:style-name="T5">Objet:</text:span> Réservation de la salle de conférences du cyberespace.</text:p>
      <text:p text:style-name="P12"/>
      <text:p text:style-name="P12"/>
      <text:p text:style-name="P12"/>
      <text:p text:style-name="P12">Monsieur,</text:p>
      <text:p text:style-name="P12"/>
      <text:p text:style-name="P12">Dans le but de finaliser l'inscription des nouveaux adhérents, nous souhaitons organiser une réunion pour leur présenter le club ainsi que ses activités <text:span text:style-name="T4">et ses projets</text:span>. </text:p>
      <text:p text:style-name="P13">Nous vous prions donc de nous accorder la permission d'utiliser la salle de conférences du cyberespace le <text:s text:c="10"/>pour pouvoir acceuillir le plus grand nombre de personnes.</text:p>
      <text:p text:style-name="P13"/>
      <text:p text:style-name="P13">Dans l'attente d'une réponse favorable, veuillez, Monsieur, agréer nos salutations les plus respectueuses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<text:tab/><text:span text:style-name="T5">Président du clu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nstantia" svg:font-family="Constantia" style:font-family-generic="roman" style:font-pitch="variable"/>
    <style:font-face style:name="Kimberley Bl" svg:font-family="'Kimberley Bl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IN-Bold" svg:font-family="DIN-Bold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Liberation Serif" fo:font-size="14pt" officeooo:paragraph-rsid="0013ad93" style:font-size-asian="14pt" style:font-name-complex="Calibri" style:font-size-complex="14pt"/>
    </style:style>
    <style:style style:name="MP2" style:family="paragraph" style:parent-style-name="Standard">
      <style:paragraph-properties fo:text-align="center" style:justify-single-word="false"/>
      <style:text-properties style:font-name="Liberation Serif" officeooo:paragraph-rsid="0013ad93" style:font-name-complex="Calibri"/>
    </style:style>
    <style:style style:name="MP3" style:family="paragraph" style:parent-style-name="Standard">
      <style:paragraph-properties fo:text-align="center" style:justify-single-word="false"/>
      <style:text-properties officeooo:paragraph-rsid="0013ad93"/>
    </style:style>
    <style:style style:name="MP4" style:family="paragraph" style:parent-style-name="Standard">
      <style:text-properties style:font-name="Constantia" fo:font-size="10pt" fo:language="en" fo:country="US" officeooo:paragraph-rsid="0013ad93" style:font-size-asian="10pt" style:font-name-complex="Calibri" style:font-size-complex="10pt"/>
    </style:style>
    <style:style style:name="MP5" style:family="paragraph" style:parent-style-name="Standard">
      <style:paragraph-properties fo:text-align="center" style:justify-single-word="false"/>
      <style:text-properties fo:color="#595959" style:font-name="Liberation Serif" fo:font-size="31pt" fo:language="en" fo:country="US" fo:font-weight="bold" officeooo:paragraph-rsid="0013ad93" style:font-size-asian="31pt" style:font-weight-asian="bold" style:font-name-complex="DIN-Bold" style:font-size-complex="31pt" style:font-weight-complex="bold"/>
    </style:style>
    <style:style style:name="MP6" style:family="paragraph" style:parent-style-name="Standard">
      <style:text-properties style:font-name="Liberation Serif" fo:font-size="10pt" fo:language="en" fo:country="US" officeooo:paragraph-rsid="0013ad93" style:font-size-asian="10pt" style:font-name-complex="Calibri" style:font-size-complex="10pt"/>
    </style:style>
    <style:style style:name="MP7" style:family="paragraph" style:parent-style-name="Standard">
      <style:text-properties officeooo:paragraph-rsid="0013ad93"/>
    </style:style>
    <style:style style:name="MP8" style:family="paragraph" style:parent-style-name="Header">
      <style:text-properties fo:language="en" fo:country="US" officeooo:paragraph-rsid="0013ad93"/>
    </style:style>
    <style:style style:name="MT1" style:family="text">
      <style:text-properties style:font-name="Kimberley Bl" fo:font-size="14pt" fo:language="en" fo:country="US" style:font-size-asian="14pt" style:font-name-complex="Calibri" style:font-size-complex="11pt"/>
    </style:style>
    <style:style style:name="MT2" style:family="text">
      <style:text-properties style:font-name="Liberation Serif" fo:font-size="10pt" fo:language="en" fo:country="US" style:font-size-asian="10pt" style:font-name-complex="Calibri" style:font-size-complex="10pt"/>
    </style:style>
    <style:style style:name="MT3" style:family="text">
      <style:text-properties style:font-name="Liberation Serif" fo:font-size="10pt" fo:language="zxx" fo:country="none" style:font-size-asian="10pt" style:font-name-complex="Calibri" style:font-size-complex="10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Université des Sciences et de la technologie Houari Boumediene</text:p>
        <text:p text:style-name="MP2">Sous Direction des Activités Culturelles et Sportives</text:p>
        <text:p text:style-name="MP3"><draw:frame draw:style-name="Mfr1" draw:name="Image2" text:anchor-type="char" svg:x="0.06cm" svg:y="0.136cm" svg:width="2.708cm" svg:height="2.512cm" draw:z-index="0"><draw:image xlink:href="Pictures/10000000000000790000006E350431CE.jpg" xlink:type="simple" xlink:show="embed" xlink:actuate="onLoad"/><svg:title>usthb.jpg</svg:title></draw:frame><text:span text:style-name="Default_20_Paragraph_20_Font"><text:span text:style-name="MT1">Club Open Minds</text:span></text:span></text:p>
        <text:p text:style-name="MP4"><draw:frame draw:style-name="Mfr1" draw:name="Image3" text:anchor-type="char" svg:x="13.6cm" svg:y="0.319cm" svg:width="2.873cm" svg:height="2.401cm" draw:z-index="1"><draw:image xlink:href="Pictures/10000201000000F8000000D0E4F06EB3.png" xlink:type="simple" xlink:show="embed" xlink:actuate="onLoad"/><svg:title>logo_omc_2011.png</svg:title></draw:frame></text:p>
        <text:p text:style-name="MP5"/>
        <text:p text:style-name="MP4"/>
        <text:p text:style-name="MP6">USTHB/CRI Bab Ezzouar, 16311, Alger</text:p>
        <text:p text:style-name="MP7"><text:span text:style-name="Default_20_Paragraph_20_Font"><text:span text:style-name="MT2">Email: </text:span></text:span><text:a xlink:type="simple" xlink:href="mailto:openmindsclub@gmail.com" office:target-frame-name="_top" xlink:show="replace"><text:span text:style-name="Default_20_Paragraph_20_Font"><text:span text:style-name="MT3">openmindsclub@gmail.com</text:span></text:span></text:a></text:p>
        <text:p text:style-name="MP7"><text:span text:style-name="Default_20_Paragraph_20_Font"><text:span text:style-name="MT2"><text:s/>Web: </text:span></text:span><text:a xlink:type="simple" xlink:href="http://www.openmindsclub.org/" office:target-frame-name="_top" xlink:show="replace"><text:span text:style-name="Default_20_Paragraph_20_Font"><text:span text:style-name="MT3">www.openmindsclub.org</text:span></text:span></text:a></text:p>
        <text:p text:style-name="MP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7 </meta:initial-creator>
    <meta:creation-date>2014-11-04T13:09:24.060198906</meta:creation-date>
    <dc:date>2014-11-04T14:18:59.751689460</dc:date>
    <dc:creator>i7 </dc:creator>
    <meta:editing-duration>PT5M48S</meta:editing-duration>
    <meta:editing-cycles>3</meta:editing-cycles>
    <meta:generator>LibreOffice/4.2.3.3$Linux_X86_64 LibreOffice_project/420m0$Build-3</meta:generator>
    <meta:document-statistic meta:table-count="0" meta:image-count="2" meta:object-count="0" meta:page-count="1" meta:paragraph-count="17" meta:word-count="119" meta:character-count="878" meta:non-whitespace-character-count="727"/>
  </office:meta>
</office:document-meta>
</file>